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Ubuntu Mono" fo:font-size="10.3999996185303pt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loext:padding="0cm" loext:border="none"/>
    </style:style>
    <style:style style:name="T3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rstudio_console_output"/>Importance of components:</text:p>
      <text:p text:style-name="P3"><text:s text:c="26"/><text:span text:style-name="T1">PC1 <text:s text:c="3"/>PC2 <text:s text:c="4"/>PC3 <text:s text:c="4"/>PC4 <text:s text:c="4"/>PC5 <text:s text:c="6"/>PC6</text:span></text:p>
      <text:p text:style-name="P4">Standard deviation <text:s text:c="4"/>2.2492 0.8378 0.41872 0.20940 0.14234 2.461e-06</text:p>
      <text:p text:style-name="P4">Proportion of Variance 0.8431 0.1170 0.02922 0.00731 0.00338 0.000e+00</text:p>
      <text:p text:style-name="P4">Cumulative Proportion <text:s/>0.8431 0.9601 0.98932 0.99662 1.00000 1.000e+00</text:p>
      <text:p text:style-name="P5"/>
      <text:p text:style-name="P2"><text:bookmark text:name="rstudio_console_output2"/>pca$rotation</text:p>
      <text:p text:style-name="Standard"/>
      <text:p text:style-name="P5"><text:bookmark text:name="rstudio_console_output1"/><text:span text:style-name="T3"><text:s text:c="3"/></text:span><text:bookmark text:name="rstudio_console_output5"/><text:span text:style-name="T2"><text:s/>PC1 <text:s text:c="8"/>PC2 <text:s text:c="8"/>PC3 <text:s text:c="8"/>PC4 <text:s text:c="8"/>PC5 <text:s text:c="10"/>PC6</text:span></text:p>
      <text:p text:style-name="P4">tleaf_cwm -0.4316088 -0.04092130 <text:s/>0.45606 895 <text:s/>0.57316683 <text:s/>0.52490015 <text:s/>3.918236e-07</text:p>
      <text:p text:style-name="P4">twood_cwm <text:s/>0.3882549 -0.46855031 <text:s/>0.67368390 <text:s/>0.09658948 -0.40809216 -5.781733e-09</text:p>
      <text:p text:style-name="P4">troot_cwm -0.4309717 <text:s/>0.00513671 <text:s/>0.43628946 -0.78077184 <text:s/>0.11951504 <text:s/>4.498282e-08</text:p>
      <text:p text:style-name="P4">aleaf_cwm <text:s/>0.3109018 <text:s/>0.83284590 <text:s/>0.37088225 <text:s/>0.03500600 -0.03989894 -2.633188e-01</text:p>
      <text:p text:style-name="P4">awood_cwm <text:s/>0.4297373 -0.28400673 -0.06299847 -0.18438035 <text:s/>0.58729090 -5.931193e-01</text:p>
      <text:p text:style-name="P4">aroot_cwm -0.4426073 -0.06683974 -0.07924756 <text:s/>0.13162085 -0.44402056 -7.608369e-01</text:p>
      <text:p text:style-name="P5"><text:span text:style-name="T2"/></text:p>
      <text:p text:style-name="P2"><text:bookmark text:name="rstudio_console_output3"/>pca$center</text:p>
      <text:p text:style-name="P1"><text:bookmark text:name="rstudio_console_output6"/><text:span text:style-name="T1"><text:s/>tleaf_cwm <text:s/>twood_cwm <text:s/>troot_cwm <text:s/>aleaf_cwm <text:s/>awood_cwm <text:s/>aroot_cwm </text:span></text:p>
      <text:p text:style-name="P3"><text:s/><text:span text:style-name="T1">2.7067986 24.8912926 <text:s/>2.7728498 <text:s/>0.3158452 <text:s/>0.3277465 <text:s/>0.3564084 </text:span></text:p>
      <text:p text:style-name="P5"><text:span text:style-name="T1"/></text:p>
      <text:p text:style-name="P2"><text:bookmark text:name="rstudio_console_output4"/>pca$scale</text:p>
      <text:p text:style-name="P1"><text:s/><text:span text:style-name="T1">tleaf_cwm <text:s/>twood_cwm <text:s/>troot_cwm <text:s/>aleaf_cwm <text:s/>awood_cwm <text:s/>aroot_cwm </text:span></text:p>
      <text:p text:style-name="P4">0.71326101 3.30261873 0.91297071 0.02474482 0.05573711 0.07149796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1-24T19:39:55.471396265</meta:creation-date>
    <dc:date>2019-01-24T22:22:56.176411088</dc:date>
    <dc:creator>Bianca Rius</dc:creator>
    <meta:editing-duration>PT9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9" meta:word-count="110" meta:character-count="1162" meta:non-whitespace-character-count="934"/>
  </office:meta>
</office:document-meta>
</file>